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 Numero | + Asignacion | - Asignacion | * Asignacion | / barra | % Asignacion | ! | &amp; logico1 | | logico2 | &lt; relacion | &gt; realcion <text:s/>| = Asignación <text:s/>| <text:s/>car3 Identificador | com_doble Cadena | del Token |coma | punto_coma| ( | ) |dos_puntos|punto| [|]</text:p>
      <text:p text:style-name="Preformatted_20_Text"/>
      <text:p text:style-name="Preformatted_20_Text"><text:tab/>Numero := digito Numero | λ </text:p>
      <text:p text:style-name="Preformatted_20_Text"><text:tab/>Asignacion := <text:s/>=| -|+|λ </text:p>
      <text:p text:style-name="Preformatted_20_Text"><text:tab/>barra := <text:s/>= | * comentario1 | λ </text:p>
      <text:p text:style-name="Preformatted_20_Text"><text:tab/>comentario1 := letra comentario1 |digito comentario1 | car1 cometario1| *comentario2</text:p>
      <text:p text:style-name="Preformatted_20_Text"><text:tab/>comentario2 := letra comentario1 |digito comentario1 | car2 cometario1| /</text:p>
      <text:p text:style-name="Preformatted_20_Text"><text:tab/>logico1 := &amp; </text:p>
      <text:p text:style-name="Preformatted_20_Text"><text:tab/>logico2 := |</text:p>
      <text:p text:style-name="Preformatted_20_Text"><text:tab/>relacion := = | λ </text:p>
      <text:p text:style-name="Preformatted_20_Text"><text:tab/>relacion2 := = | λ </text:p>
      <text:p text:style-name="Preformatted_20_Text"><text:tab/>Identificador := car3 Identificador | punto Sentencia|= Sentencia | λ </text:p>
      <text:p text:style-name="Preformatted_20_Text"><text:tab/>Cadena := car4 Cadena | λ </text:p>
      <text:p text:style-name="Preformatted_20_Text"><text:tab/>Sentencia := car5 Sentencia | [ Vector | λ </text:p>
      <text:p text:style-name="Preformatted_20_Text"><text:tab/>Vector := car5 Vector | ] Vector | λ 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</text:p>
      <text:p text:style-name="Preformatted_20_Text">salto_linea =&gt; \n</text:p>
      <text:p text:style-name="Preformatted_20_Text">punto =&gt; . </text:p>
      <text:p text:style-name="Preformatted_20_Text">coma =&gt; ,</text:p>
      <text:p text:style-name="Preformatted_20_Text">punto_coma =&gt; ;</text:p>
      <text:p text:style-name="Preformatted_20_Text">dos_puntos =&gt; : </text:p>
      <text:p text:style-name="Preformatted_20_Text">letra =&gt; cualquier letra del alfabeto</text:p>
      <text:p text:style-name="Preformatted_20_Text">digito =&gt; 0, 1, 2, 3, 4, 5, 6, 7, 8, 9</text:p>
      <text:p text:style-name="Preformatted_20_Text">car1 =&gt; cualquier_caracter</text:p>
      <text:p text:style-name="Preformatted_20_Text">car2 =&gt; cualquier _caracter - barra_comentario</text:p>
      <text:p text:style-name="Preformatted_20_Text">car3 =&gt; cualquier_letra U digito U subrayado</text:p>
      <text:p text:style-name="Preformatted_20_Text">car4 =&gt; cualquier caracter - salto_linea - com_doble</text:p>
      <text:p text:style-name="Preformatted_20_Text">car5 =&gt; cualquier letra U digito U cualquier_caracter - { *,/,+,-,$,%,punto,coma,punto_coma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5T13:35:28</dc:date>
    <dc:creator>Fernando </dc:creator>
    <meta:editing-duration>PT01H53M07S</meta:editing-duration>
    <meta:editing-cycles>7</meta:editing-cycles>
    <meta:document-statistic meta:table-count="0" meta:image-count="0" meta:object-count="0" meta:page-count="1" meta:paragraph-count="31" meta:word-count="224" meta:character-count="1237"/>
  </office:meta>
</office:document-meta>
</file>